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inherit" svg:font-family="inherit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3.104cm"/>
    </style:style>
    <style:style style:name="Table1.B" style:family="table-column">
      <style:table-column-properties style:column-width="2.193cm"/>
    </style:style>
    <style:style style:name="Table1.C" style:family="table-column">
      <style:table-column-properties style:column-width="3.203cm"/>
    </style:style>
    <style:style style:name="Table1.D" style:family="table-column">
      <style:table-column-properties style:column-width="2.796cm"/>
    </style:style>
    <style:style style:name="Table1.E" style:family="table-column">
      <style:table-column-properties style:column-width="2.35cm"/>
    </style:style>
    <style:style style:name="Table1.F" style:family="table-column">
      <style:table-column-properties style:column-width="3.35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style:font-weight-asian="normal" style:font-weight-complex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1fea37" officeooo:paragraph-rsid="001fea37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39f51" officeooo:paragraph-rsid="00239f51" style:font-weight-asian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58fb7" officeooo:paragraph-rsid="00258fb7" style:font-weight-asian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bf25" officeooo:paragraph-rsid="00258fb7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f2f1" officeooo:paragraph-rsid="0028f2f1" style:font-weight-asian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f2f1" officeooo:paragraph-rsid="0028bf25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38e96b" officeooo:paragraph-rsid="0038e96b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3c4b73" officeooo:paragraph-rsid="003c4b73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638cb" officeooo:paragraph-rsid="004638cb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638cb" officeooo:paragraph-rsid="004c3efd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64468" officeooo:paragraph-rsid="00464468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84947" officeooo:paragraph-rsid="00484947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c3efd" officeooo:paragraph-rsid="004c3efd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ad0a9" officeooo:paragraph-rsid="004c3efd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cb7cf" officeooo:paragraph-rsid="004cb7cf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eaecb" officeooo:paragraph-rsid="004eaecb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eaecb" officeooo:paragraph-rsid="004eaecb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0ac9b" officeooo:paragraph-rsid="0050ac9b" style:font-weight-asian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374e3" officeooo:paragraph-rsid="005374e3" style:font-weight-asian="normal" style:font-weight-complex="normal"/>
    </style:style>
    <style:style style:name="P2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3c2de" officeooo:paragraph-rsid="005374e3" style:font-weight-asian="normal" style:font-weight-complex="normal"/>
    </style:style>
    <style:style style:name="P2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51238" officeooo:paragraph-rsid="00551238" style:font-weight-asian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6c731" officeooo:paragraph-rsid="0056c731" style:font-weight-asian="normal" style:font-weight-complex="normal"/>
    </style:style>
    <style:style style:name="P2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986e5" officeooo:paragraph-rsid="005986e5" style:font-weight-asian="normal" style:font-weight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a17cf" officeooo:paragraph-rsid="005a17cf" style:font-weight-asian="normal" style:font-weight-complex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b7428" officeooo:paragraph-rsid="005b7428" style:font-weight-asian="normal" style:font-weight-complex="normal"/>
    </style:style>
    <style:style style:name="P2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f135f" officeooo:paragraph-rsid="005f135f" style:font-weight-asian="normal" style:font-weight-complex="normal"/>
    </style:style>
    <style:style style:name="P2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986e5" officeooo:paragraph-rsid="005986e5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officeooo:rsid="001f5a75" officeooo:paragraph-rsid="001f5a75"/>
    </style:style>
    <style:style style:name="P30" style:family="paragraph" style:parent-style-name="Standard">
      <style:text-properties style:font-name="Liberation Serif"/>
    </style:style>
    <style:style style:name="P31" style:family="paragraph" style:parent-style-name="Standard">
      <style:text-properties fo:font-size="14pt" fo:font-weight="bold" officeooo:rsid="001f5a75" officeooo:paragraph-rsid="001f5a75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4b73" officeooo:paragraph-rsid="003c4b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3600" officeooo:paragraph-rsid="003e36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1742" officeooo:paragraph-rsid="004017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1aca" officeooo:paragraph-rsid="00421a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bold" officeooo:rsid="00330a83" officeooo:paragraph-rsid="00330a83" style:font-weight-asian="bold" style:font-weight-complex="bold"/>
    </style:style>
    <style:style style:name="P38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bold" officeooo:rsid="005986e5" officeooo:paragraph-rsid="005986e5" style:font-style-asian="normal" style:font-weight-asian="bold" style:font-style-complex="normal" style:font-weight-complex="bold"/>
    </style:style>
    <style:style style:name="P39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40775" officeooo:paragraph-rsid="00440775" style:font-style-asian="normal" style:font-weight-asian="normal" style:font-style-complex="normal" style:font-weight-complex="normal"/>
    </style:style>
    <style:style style:name="P40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986e5" officeooo:paragraph-rsid="005986e5" style:font-weight-asian="normal" style:font-weight-complex="normal"/>
    </style:style>
    <style:style style:name="P41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f2f1" officeooo:paragraph-rsid="0028f2f1" style:font-weight-asian="normal" style:font-weight-complex="normal"/>
    </style:style>
    <style:style style:name="P42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1fea37" officeooo:paragraph-rsid="001fea37" style:font-weight-asian="normal" style:font-weight-complex="normal"/>
    </style:style>
    <style:style style:name="P4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6c731" officeooo:paragraph-rsid="0056c731" style:font-weight-asian="normal" style:font-weight-complex="normal"/>
    </style:style>
    <style:style style:name="P4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60ba66" officeooo:paragraph-rsid="0060ba66" style:font-weight-asian="normal" style:font-weight-complex="normal"/>
    </style:style>
    <style:style style:name="T1" style:family="text">
      <style:text-properties officeooo:rsid="0038e96b"/>
    </style:style>
    <style:style style:name="T2" style:family="text">
      <style:text-properties fo:font-weight="normal" officeooo:rsid="0038e96b" style:font-weight-asian="normal" style:font-weight-complex="normal"/>
    </style:style>
    <style:style style:name="T3" style:family="text">
      <style:text-properties officeooo:rsid="003a8b92"/>
    </style:style>
    <style:style style:name="T4" style:family="text">
      <style:text-properties officeooo:rsid="003be7a2"/>
    </style:style>
    <style:style style:name="T5" style:family="text">
      <style:text-properties officeooo:rsid="004c3efd"/>
    </style:style>
    <style:style style:name="T6" style:family="text">
      <style:text-properties officeooo:rsid="0050ac9b"/>
    </style:style>
    <style:style style:name="T7" style:family="text">
      <style:text-properties officeooo:rsid="005374e3"/>
    </style:style>
    <style:style style:name="T8" style:family="text">
      <style:text-properties officeooo:rsid="0053c2de"/>
    </style:style>
    <style:style style:name="T9" style:family="text">
      <style:text-properties officeooo:rsid="0056c731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color="#242729"/>
    </style:style>
    <style:style style:name="T12" style:family="text">
      <style:text-properties fo:color="#242729" style:font-name="Arial" fo:font-size="9.75pt" loext:padding="0cm" loext:border="none"/>
    </style:style>
    <style:style style:name="T13" style:family="text">
      <style:text-properties fo:color="#1e3c52" style:font-name="inherit" fo:font-size="9.75pt" style:text-underline-style="solid" style:text-underline-width="auto" style:text-underline-color="font-color" loext:padding="0cm" loext:border="none"/>
    </style:style>
    <style:style style:name="T14" style:family="text">
      <style:text-properties fo:color="#39739d" style:text-line-through-style="none" style:text-line-through-type="none" style:font-name="Arial" fo:font-size="9.75pt" style:text-underline-style="none" style:text-blinking="false" loext:padding="0cm" loext:border="none"/>
    </style:style>
    <style:style style:name="T15" style:family="text">
      <style:text-properties style:text-line-through-style="none" style:text-line-through-type="none" style:font-name="inherit" fo:font-size="9.75pt" style:text-underline-style="none" style:text-blinking="false" loext:padding="0cm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Displays</text:p>
      <text:p text:style-name="P29"/>
      <text:list xml:id="list1995447036" text:style-name="L1">
        <text:list-header>
          <text:p text:style-name="P37"><text:span text:style-name="T2">36 pin display requires excessive board space and is not viable</text:span><text:span text:style-name="T1">.</text:span></text:p>
        </text:list-header>
      </text:list>
      <text:p text:style-name="P8">Use two 12 pin devices, each with its own ATtiny861 driver<text:span text:style-name="T4">s each</text:span> containing 16 IO pins.</text:p>
      <text:p text:style-name="P8">Slave device: <text:s/>1 reset pin, 2 for the I2C and 1 spare: drives chars 7 to 4</text:p>
      <text:p text:style-name="P8">Master device: 1 reset pin, 2 for the I2C and 1 for the brightness control: drives <text:span text:style-name="T3">chars 3 to 0</text:span></text:p>
      <text:p text:style-name="P8">Brightness control: <text:s/>Double click to increase it, single click to reduce it.</text:p>
      <text:p text:style-name="P8">Control: </text:p>
      <text:p text:style-name="P8"><text:tab/>Master </text:p>
      <text:p text:style-name="P8"><text:tab/><text:tab/>Communicates with UNO to get number in long or double format.</text:p>
      <text:p text:style-name="P8"><text:tab/><text:tab/>Converts the number into characters</text:p>
      <text:p text:style-name="P8"><text:tab/><text:tab/><text:span text:style-name="T3">Illuminates char 7 and sends char 3 to slave</text:span></text:p>
      <text:p text:style-name="P8"><text:tab/><text:tab/><text:span text:style-name="T3">Moves on to chars 6 and 2 etc.</text:span></text:p>
      <text:p text:style-name="P8"><text:tab/><text:span text:style-name="T3">Slave:</text:span></text:p>
      <text:p text:style-name="P8"><text:tab/><text:tab/><text:span text:style-name="T3">Receives digit plus brightness</text:span></text:p>
      <text:p text:style-name="P8"><text:tab/><text:tab/><text:span text:style-name="T3">Illuminates digits starting with 3 then 2 etc.</text:span></text:p>
      <text:p text:style-name="P8"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3" office:value-type="string">
            <text:p text:style-name="P36">Master I2C MSB DO: Brightness control</text:p>
          </table:table-cell>
          <table:covered-table-cell/>
          <table:covered-table-cell/>
          <table:table-cell table:style-name="Table1.D1" table:number-columns-spanned="3" office:value-type="string">
            <text:p text:style-name="P36">LSB I2C slave DO: unused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3">Dig 1 MSB</text:p>
          </table:table-cell>
          <table:table-cell table:style-name="Table1.A2" office:value-type="string">
            <text:p text:style-name="P33">B0</text:p>
          </table:table-cell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33">Dig 1</text:p>
          </table:table-cell>
          <table:table-cell table:style-name="Table1.A2" office:value-type="string">
            <text:p text:style-name="P33">B5</text:p>
          </table:table-cell>
          <table:table-cell table:style-name="Table1.F2" office:value-type="string">
            <text:p text:style-name="P36">8</text:p>
          </table:table-cell>
        </table:table-row>
        <table:table-row>
          <table:table-cell table:style-name="Table1.A2" office:value-type="string">
            <text:p text:style-name="P33">Dig 2</text:p>
          </table:table-cell>
          <table:table-cell table:style-name="Table1.A2" office:value-type="string">
            <text:p text:style-name="P33">A5</text:p>
          </table:table-cell>
          <table:table-cell table:style-name="Table1.A2" office:value-type="string">
            <text:p text:style-name="P34">13</text:p>
          </table:table-cell>
          <table:table-cell table:style-name="Table1.A2" office:value-type="string">
            <text:p text:style-name="P33">Dig 2</text:p>
          </table:table-cell>
          <table:table-cell table:style-name="Table1.A2" office:value-type="string">
            <text:p text:style-name="P33">B2</text:p>
          </table:table-cell>
          <table:table-cell table:style-name="Table1.F2" office:value-type="string">
            <text:p text:style-name="P36">3</text:p>
          </table:table-cell>
        </table:table-row>
        <table:table-row>
          <table:table-cell table:style-name="Table1.A2" office:value-type="string">
            <text:p text:style-name="P33">Dig 3</text:p>
          </table:table-cell>
          <table:table-cell table:style-name="Table1.A2" office:value-type="string">
            <text:p text:style-name="P33">A6</text:p>
          </table:table-cell>
          <table:table-cell table:style-name="Table1.A2" office:value-type="string">
            <text:p text:style-name="P34">12</text:p>
          </table:table-cell>
          <table:table-cell table:style-name="Table1.A2" office:value-type="string">
            <text:p text:style-name="P33">Dig 3</text:p>
          </table:table-cell>
          <table:table-cell table:style-name="Table1.A2" office:value-type="string">
            <text:p text:style-name="P33">B1</text:p>
          </table:table-cell>
          <table:table-cell table:style-name="Table1.F2" office:value-type="string">
            <text:p text:style-name="P36">2</text:p>
          </table:table-cell>
        </table:table-row>
        <table:table-row>
          <table:table-cell table:style-name="Table1.A2" office:value-type="string">
            <text:p text:style-name="P33">Dig 4</text:p>
          </table:table-cell>
          <table:table-cell table:style-name="Table1.A2" office:value-type="string">
            <text:p text:style-name="P33">B6</text:p>
          </table:table-cell>
          <table:table-cell table:style-name="Table1.A2" office:value-type="string">
            <text:p text:style-name="P34">9</text:p>
          </table:table-cell>
          <table:table-cell table:style-name="Table1.A2" office:value-type="string">
            <text:p text:style-name="P33">Dig 4 LSB</text:p>
          </table:table-cell>
          <table:table-cell table:style-name="Table1.A2" office:value-type="string">
            <text:p text:style-name="P33">B6</text:p>
          </table:table-cell>
          <table:table-cell table:style-name="Table1.F2" office:value-type="string">
            <text:p text:style-name="P36">9</text:p>
          </table:table-cell>
        </table:table-row>
        <table:table-row>
          <table:table-cell table:style-name="Table1.A2" office:value-type="string">
            <text:p text:style-name="P33">a</text:p>
          </table:table-cell>
          <table:table-cell table:style-name="Table1.A2" office:value-type="string">
            <text:p text:style-name="P33">A3</text:p>
          </table:table-cell>
          <table:table-cell table:style-name="Table1.A2" office:value-type="string">
            <text:p text:style-name="P34">17</text:p>
          </table:table-cell>
          <table:table-cell table:style-name="Table1.A2" office:value-type="string">
            <text:p text:style-name="P33">a</text:p>
          </table:table-cell>
          <table:table-cell table:style-name="Table1.A2" office:value-type="string">
            <text:p text:style-name="P33">B4</text:p>
          </table:table-cell>
          <table:table-cell table:style-name="Table1.F2" office:value-type="string">
            <text:p text:style-name="P36">7</text:p>
          </table:table-cell>
        </table:table-row>
        <table:table-row>
          <table:table-cell table:style-name="Table1.A2" office:value-type="string">
            <text:p text:style-name="P33">b</text:p>
          </table:table-cell>
          <table:table-cell table:style-name="Table1.A2" office:value-type="string">
            <text:p text:style-name="P33">A7</text:p>
          </table:table-cell>
          <table:table-cell table:style-name="Table1.A2" office:value-type="string">
            <text:p text:style-name="P34">11</text:p>
          </table:table-cell>
          <table:table-cell table:style-name="Table1.A2" office:value-type="string">
            <text:p text:style-name="P33">b</text:p>
          </table:table-cell>
          <table:table-cell table:style-name="Table1.A2" office:value-type="string">
            <text:p text:style-name="P33">B0</text:p>
          </table:table-cell>
          <table:table-cell table:style-name="Table1.F2" office:value-type="string">
            <text:p text:style-name="P36">1</text:p>
          </table:table-cell>
        </table:table-row>
        <table:table-row>
          <table:table-cell table:style-name="Table1.A2" office:value-type="string">
            <text:p text:style-name="P33">c</text:p>
          </table:table-cell>
          <table:table-cell table:style-name="Table1.A2" office:value-type="string">
            <text:p text:style-name="P33">B4</text:p>
          </table:table-cell>
          <table:table-cell table:style-name="Table1.A2" office:value-type="string">
            <text:p text:style-name="P34">7</text:p>
          </table:table-cell>
          <table:table-cell table:style-name="Table1.A2" office:value-type="string">
            <text:p text:style-name="P33">c</text:p>
          </table:table-cell>
          <table:table-cell table:style-name="Table1.A2" office:value-type="string">
            <text:p text:style-name="P33">A6</text:p>
          </table:table-cell>
          <table:table-cell table:style-name="Table1.F2" office:value-type="string">
            <text:p text:style-name="P36">12</text:p>
          </table:table-cell>
        </table:table-row>
        <table:table-row>
          <table:table-cell table:style-name="Table1.A2" office:value-type="string">
            <text:p text:style-name="P33">d</text:p>
          </table:table-cell>
          <table:table-cell table:style-name="Table1.A2" office:value-type="string">
            <text:p text:style-name="P33">B2</text:p>
          </table:table-cell>
          <table:table-cell table:style-name="Table1.A2" office:value-type="string">
            <text:p text:style-name="P34">3</text:p>
          </table:table-cell>
          <table:table-cell table:style-name="Table1.A2" office:value-type="string">
            <text:p text:style-name="P33">d</text:p>
          </table:table-cell>
          <table:table-cell table:style-name="Table1.A2" office:value-type="string">
            <text:p text:style-name="P33">A4</text:p>
          </table:table-cell>
          <table:table-cell table:style-name="Table1.F2" office:value-type="string">
            <text:p text:style-name="P36">14</text:p>
          </table:table-cell>
        </table:table-row>
        <table:table-row>
          <table:table-cell table:style-name="Table1.A2" office:value-type="string">
            <text:p text:style-name="P33">e</text:p>
          </table:table-cell>
          <table:table-cell table:style-name="Table1.A2" office:value-type="string">
            <text:p text:style-name="P33">B1</text:p>
          </table:table-cell>
          <table:table-cell table:style-name="Table1.A2" office:value-type="string">
            <text:p text:style-name="P34">2</text:p>
          </table:table-cell>
          <table:table-cell table:style-name="Table1.A2" office:value-type="string">
            <text:p text:style-name="P33">e</text:p>
          </table:table-cell>
          <table:table-cell table:style-name="Table1.A2" office:value-type="string">
            <text:p text:style-name="P33">A3</text:p>
          </table:table-cell>
          <table:table-cell table:style-name="Table1.F2" office:value-type="string">
            <text:p text:style-name="P36">17</text:p>
          </table:table-cell>
        </table:table-row>
        <table:table-row>
          <table:table-cell table:style-name="Table1.A2" office:value-type="string">
            <text:p text:style-name="P33">f</text:p>
          </table:table-cell>
          <table:table-cell table:style-name="Table1.A2" office:value-type="string">
            <text:p text:style-name="P33">A4</text:p>
          </table:table-cell>
          <table:table-cell table:style-name="Table1.A2" office:value-type="string">
            <text:p text:style-name="P34">14</text:p>
          </table:table-cell>
          <table:table-cell table:style-name="Table1.A2" office:value-type="string">
            <text:p text:style-name="P33">f</text:p>
          </table:table-cell>
          <table:table-cell table:style-name="Table1.A2" office:value-type="string">
            <text:p text:style-name="P33">B3</text:p>
          </table:table-cell>
          <table:table-cell table:style-name="Table1.F2" office:value-type="string">
            <text:p text:style-name="P36">4</text:p>
          </table:table-cell>
        </table:table-row>
        <table:table-row>
          <table:table-cell table:style-name="Table1.A2" office:value-type="string">
            <text:p text:style-name="P33">g</text:p>
          </table:table-cell>
          <table:table-cell table:style-name="Table1.A2" office:value-type="string">
            <text:p text:style-name="P33">B5</text:p>
          </table:table-cell>
          <table:table-cell table:style-name="Table1.A2" office:value-type="string">
            <text:p text:style-name="P34">8</text:p>
          </table:table-cell>
          <table:table-cell table:style-name="Table1.A2" office:value-type="string">
            <text:p text:style-name="P33">g</text:p>
          </table:table-cell>
          <table:table-cell table:style-name="Table1.A2" office:value-type="string">
            <text:p text:style-name="P33">A7</text:p>
          </table:table-cell>
          <table:table-cell table:style-name="Table1.F2" office:value-type="string">
            <text:p text:style-name="P36">11</text:p>
          </table:table-cell>
        </table:table-row>
        <table:table-row>
          <table:table-cell table:style-name="Table1.A2" office:value-type="string">
            <text:p text:style-name="P33">DP</text:p>
          </table:table-cell>
          <table:table-cell table:style-name="Table1.A2" office:value-type="string">
            <text:p text:style-name="P33">B3</text:p>
          </table:table-cell>
          <table:table-cell table:style-name="Table1.A2" office:value-type="string">
            <text:p text:style-name="P34">4</text:p>
          </table:table-cell>
          <table:table-cell table:style-name="Table1.A2" office:value-type="string">
            <text:p text:style-name="P33">DP</text:p>
          </table:table-cell>
          <table:table-cell table:style-name="Table1.A2" office:value-type="string">
            <text:p text:style-name="P33">A5</text:p>
          </table:table-cell>
          <table:table-cell table:style-name="Table1.F2" office:value-type="string">
            <text:p text:style-name="P36">13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3"/>
          </table:table-cell>
          <table:table-cell table:style-name="Table1.F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4">Reset</text:p>
          </table:table-cell>
          <table:table-cell table:style-name="Table1.A2" office:value-type="string">
            <text:p text:style-name="P34">B7</text:p>
          </table:table-cell>
          <table:table-cell table:style-name="Table1.A2" office:value-type="string">
            <text:p text:style-name="P34">10</text:p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3"/>
          </table:table-cell>
          <table:table-cell table:style-name="Table1.F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4">DI <text:s/>(SDA)</text:p>
          </table:table-cell>
          <table:table-cell table:style-name="Table1.A2" office:value-type="string">
            <text:p text:style-name="P34">A0</text:p>
          </table:table-cell>
          <table:table-cell table:style-name="Table1.A2" office:value-type="string">
            <text:p text:style-name="P34">20</text:p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3"/>
          </table:table-cell>
          <table:table-cell table:style-name="Table1.F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4">USCK (SCL)</text:p>
          </table:table-cell>
          <table:table-cell table:style-name="Table1.A2" office:value-type="string">
            <text:p text:style-name="P35">A2</text:p>
          </table:table-cell>
          <table:table-cell table:style-name="Table1.A2" office:value-type="string">
            <text:p text:style-name="P35">18</text:p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3"/>
          </table:table-cell>
          <table:table-cell table:style-name="Table1.F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4">DO</text:p>
          </table:table-cell>
          <table:table-cell table:style-name="Table1.A2" office:value-type="string">
            <text:p text:style-name="P34">A1</text:p>
          </table:table-cell>
          <table:table-cell table:style-name="Table1.A2" office:value-type="string">
            <text:p text:style-name="P34">19</text:p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3"/>
          </table:table-cell>
          <table:table-cell table:style-name="Table1.F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3"/>
          </table:table-cell>
          <table:table-cell table:style-name="Table1.F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5">+5V</text:p>
          </table:table-cell>
          <table:table-cell table:style-name="Table1.A2" office:value-type="string">
            <text:p text:style-name="P35">5,15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3"/>
          </table:table-cell>
          <table:table-cell table:style-name="Table1.F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5">0V</text:p>
          </table:table-cell>
          <table:table-cell table:style-name="Table1.A2" office:value-type="string">
            <text:p text:style-name="P35">6, 16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3"/>
          </table:table-cell>
          <table:table-cell table:style-name="Table1.F2" office:value-type="string">
            <text:p text:style-name="P32"/>
          </table:table-cell>
        </table:table-row>
      </table:table>
      <text:p text:style-name="P9"/>
      <text:list xml:id="list202617865867419" text:continue-numbering="true" text:style-name="L1">
        <text:list-header>
          <text:p text:style-name="P39">IC display interconnections: Selected to minimise board space.</text:p>
        </text:list-header>
      </text:list>
      <text:p text:style-name="P10"><text:soft-page-break/>MUX interrupt</text:p>
      <text:p text:style-name="P11">timer_T0_sub_with_interrupt(T0_delay_<text:span text:style-name="T5">4</text:span>ms);} <text:s/><text:tab/></text:p>
      <text:p text:style-name="P15">8MHz Count from 0x7FFF to 0xFFFF <text:s/>(32768)</text:p>
      <text:p text:style-name="P14">takes 4.096mS and gives flicker free operation for a four digit display.</text:p>
      <text:p text:style-name="P14">Refresh rate 61 per second</text:p>
      <text:p text:style-name="P14"/>
      <text:p text:style-name="P19">The USI<text:tab/>This used timer 1 rather than timer 0.</text:p>
      <text:p text:style-name="P14"/>
      <text:p text:style-name="P14"/>
      <text:p text:style-name="P14"/>
      <text:p text:style-name="P16">Current per segment:</text:p>
      <text:p text:style-name="P16"/>
      <text:p text:style-name="P17">220R<text:tab/></text:p>
      <text:p text:style-name="P16">Digit high level: 4.58V</text:p>
      <text:p text:style-name="P16">Resistor drop 2.32V</text:p>
      <text:p text:style-name="P16">Segment driver low level 0.24</text:p>
      <text:p text:style-name="P16">Diode drop 2.02V</text:p>
      <text:p text:style-name="P17">Calculate 10.5mA</text:p>
      <text:p text:style-name="P17"/>
      <text:p text:style-name="P17">110R</text:p>
      <text:p text:style-name="P17">1.94V across resistor</text:p>
      <text:p text:style-name="P17">Current is <text:span text:style-name="T6">17mA gives negligible extra light</text:span></text:p>
      <text:p text:style-name="P17"/>
      <text:p text:style-name="P17"><text:span text:style-name="T7">Google search on “</text:span>avr usi application notes”</text:p>
      <text:p text:style-name="P20">and get AVR310: Using the USI module as a TWI master</text:p>
      <text:p text:style-name="P20"><text:span text:style-name="T8">AVR311 or </text:span>AVR312: Using the USI Module as a I2C slave</text:p>
      <text:p text:style-name="P20"/>
      <text:p text:style-name="P21">Master implementation code</text:p>
      <text:p text:style-name="P22"><text:span text:style-name="T9">Go to</text:span><text:tab/><text:a xlink:type="simple" xlink:href="http://edge.rit.edu/content/P14254/public/Design/Electronics/Controller/Code/Atmel%20Application%20Notes" text:style-name="Internet_20_link" text:visited-style-name="Visited_20_Internet_20_Link"><text:span text:style-name="T7">http://edge.rit.edu/content/P14254/public/Design/Electronics/Controller/Code/Atmel%20Application%20Notes</text:span></text:a></text:p>
      <text:p text:style-name="P23">Click on<text:tab/>I2C<text:tab/>AVR310<text:tab/>GCC<text:tab/>AVR310 Using the USI module as a TWI master</text:p>
      <text:p text:style-name="P23"/>
      <text:p text:style-name="P23">Save the files<text:tab/><text:tab/>USI_TWI_Master.c<text:tab/>USI_TWI_Master.h<text:tab/>main.c</text:p>
      <text:p text:style-name="P25">Slave SW</text:p>
      <text:p text:style-name="P23"><text:a xlink:type="simple" xlink:href="https://www.microchip.com/wwwAppNotes/AppNotes.aspx?appnote=en591197" text:style-name="Internet_20_link" text:visited-style-name="Visited_20_Internet_20_Link">https://www.microchip.com/wwwAppNotes/AppNotes.aspx?appnote=en591197</text:a></text:p>
      <text:p text:style-name="P23"/>
      <text:p text:style-name="P27">ftoa() subroutines</text:p>
      <text:p text:style-name="P27">See <text:a xlink:type="simple" xlink:href="https://www.geeksforgeeks.org/convert-floating-point-number-string/" text:style-name="Internet_20_link" text:visited-style-name="Visited_20_Internet_20_Link"><text:span text:style-name="T10">https://www.geeksforgeeks.org/convert-floating-point-number-string/</text:span></text:a></text:p>
      <text:p text:style-name="P27"><text:s/>for floating point number to askii subroutines</text:p>
      <text:p text:style-name="P23"/>
      <text:p text:style-name="P44">Splitting Arduino files into multiple ones:</text:p>
      <text:p text:style-name="P44">I find this a bit fraught.</text:p>
      <text:p text:style-name="P44">Propose to stick to my original solution using a resources folder even though Arduino may not be able to open its files.</text:p>
      <text:p text:style-name="P22"><text:span text:style-name="T12">Though the accepted answer works, I feel while the Arduino "IDE" is great for beginners but it doesn't quite scale well beyond a couple of files. I'd highly recommend checking out </text:span><text:a xlink:type="simple" xlink:href="https://platformio.org/" text:style-name="Internet_20_link" text:visited-style-name="Visited_20_Internet_20_Link"><text:span text:style-name="T13">platformio</text:span></text:a><text:span text:style-name="T12"> as it provides much better </text:span><text:soft-page-break/><text:span text:style-name="T12">project management via integration with </text:span><text:a xlink:type="simple" xlink:href="https://atom.io/" text:style-name="Internet_20_link" text:visited-style-name="Visited_20_Internet_20_Link"><text:span text:style-name="T13">atom</text:span></text:a><text:span text:style-name="T12"> and </text:span><text:a xlink:type="simple" xlink:href="https://code.visualstudio.com/" text:style-name="Internet_20_link" text:visited-style-name="Visited_20_Internet_20_Link"><text:span text:style-name="T13">vscode</text:span></text:a><text:span text:style-name="T12">, enables you to work with different frameworks including Arduino for AVR, STM32, ESP8266, ESP32 etc and supports debugging if you have the required hardware.</text:span><text:span text:style-name="T11"> – </text:span><text:a xlink:type="simple" xlink:href="https://arduino.stackexchange.com/users/16898/shreyas-murali" text:style-name="Internet_20_link" text:visited-style-name="Visited_20_Internet_20_Link"><text:span text:style-name="T14">Shreyas Murali</text:span></text:a><text:span text:style-name="T11"> </text:span><text:a xlink:type="simple" xlink:href="https://arduino.stackexchange.com/questions/60656/split-up-arduino-code-into-multiple-files-using-arduino-ide#comment128979_60656" text:style-name="Internet_20_link" text:visited-style-name="Visited_20_Internet_20_Link"><text:span text:style-name="T15">Jan 15 '19 at 19:39</text:span></text:a> </text:p>
      <text:p text:style-name="P18">10</text:p>
      <text:p text:style-name="P16"/>
      <text:p text:style-name="P13"/>
      <text:p text:style-name="P12"/>
      <text:p text:style-name="P4"/>
      <text:p text:style-name="P4"/>
      <text:p text:style-name="P5"/>
      <text:p text:style-name="P7"/>
      <text:p text:style-name="P6"/>
      <text:list xml:id="list202617449795640" text:continue-numbering="true" text:style-name="L1">
        <text:list-header>
          <text:p text:style-name="P38">TWI master operation</text:p>
        </text:list-header>
      </text:list>
      <text:p text:style-name="P28"/>
      <text:p text:style-name="P28">Clock sources:</text:p>
      <text:p text:style-name="P28">T0 interrupt</text:p>
      <text:p text:style-name="P28">USITC the software clock</text:p>
      <text:list xml:id="list202618472938002" text:continue-numbering="true" text:style-name="L1">
        <text:list-header>
          <text:p text:style-name="P40">USITC external clock</text:p>
        </text:list-header>
      </text:list>
      <text:p text:style-name="P24"/>
      <text:p text:style-name="P24">Writing to USITC toggles the level on the USCK/ SCL pin. <text:s/>This signal clocks the slave device.</text:p>
      <text:p text:style-name="P24">It is also used to clock the master shift register containing the data byte</text:p>
      <text:p text:style-name="P6"/>
      <text:p text:style-name="P26">Assume that the open drain outputs invert the signal </text:p>
      <text:p text:style-name="P6"/>
      <text:list xml:id="list202616698449171" text:continue-numbering="true" text:style-name="L1">
        <text:list-header>
          <text:p text:style-name="P41"/>
        </text:list-header>
      </text:list>
      <text:p text:style-name="P6"/>
      <text:p text:style-name="P6"/>
      <text:list xml:id="list202617290359999" text:continue-numbering="true" text:style-name="L1">
        <text:list-header>
          <text:p text:style-name="P41"/>
        </text:list-header>
      </text:list>
      <text:p text:style-name="P3"/>
      <text:p text:style-name="P3"/>
      <text:p text:style-name="P2"/>
      <text:list xml:id="list202618402543224" text:continue-numbering="true" text:style-name="L1">
        <text:list-header>
          <text:p text:style-name="P42"/>
        </text:list-header>
      </text:list>
      <text:p text:style-name="P1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inherit" svg:font-family="inherit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1:08:59.308000000</meta:creation-date>
    <meta:generator>LibreOffice/6.2.8.2$Windows_X86_64 LibreOffice_project/f82ddfca21ebc1e222a662a32b25c0c9d20169ee</meta:generator>
    <dc:date>2020-12-06T20:26:16.108000000</dc:date>
    <meta:editing-duration>PT11H44M39S</meta:editing-duration>
    <meta:editing-cycles>37</meta:editing-cycles>
    <meta:document-statistic meta:table-count="1" meta:image-count="0" meta:object-count="0" meta:page-count="3" meta:paragraph-count="151" meta:word-count="555" meta:character-count="3055" meta:non-whitespace-character-count="2622"/>
  </office:meta>
</office:document-meta>
</file>